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Khmer OS1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0.1181in" fo:margin-right="0in" fo:line-height="100%" fo:text-indent="0in" style:auto-text-indent="false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</style:style>
    <style:style style:name="P2" style:family="paragraph" style:parent-style-name="Default_7e_LT_7e_Gliederung_20_1">
      <style:paragraph-properties fo:margin-left="0.1181in" fo:margin-right="0in" fo:line-height="100%" fo:text-indent="0in" style:auto-text-indent="false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style:font-name="Khmer OS1"/>
    </style:style>
    <style:style style:name="P3" style:family="paragraph" style:parent-style-name="Standard">
      <style:text-properties style:font-name="Khmer OS" style:font-name-complex="Khmer OS"/>
    </style:style>
    <style:style style:name="P4" style:family="paragraph" style:parent-style-name="Standard">
      <style:text-properties style:font-name="Khmer OS" officeooo:rsid="00078f55" officeooo:paragraph-rsid="00078f55" style:font-name-complex="Khmer OS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0df5" officeooo:paragraph-rsid="00090df5" style:font-weight-asian="bold" style:font-weight-complex="bold"/>
    </style:style>
    <style:style style:name="P6" style:family="paragraph" style:parent-style-name="Standard">
      <style:text-properties style:font-name="Khmer OS" style:font-name-complex="Khmer OS"/>
    </style:style>
    <style:style style:name="P7" style:family="paragraph" style:parent-style-name="Standard">
      <style:text-properties style:font-name="Khmer OS" officeooo:rsid="00078f55" officeooo:paragraph-rsid="00078f55" style:font-name-complex="Khmer OS"/>
    </style:style>
    <style:style style:name="P8" style:family="paragraph" style:parent-style-name="Standard">
      <style:text-properties style:font-name="Khmer OS" officeooo:rsid="00090df5" officeooo:paragraph-rsid="00090df5" style:font-name-complex="Khmer OS"/>
    </style:style>
    <style:style style:name="T1" style:family="text">
      <style:text-properties fo:color="#c00000" style:font-name="Khmer OS1"/>
    </style:style>
    <style:style style:name="T2" style:family="text">
      <style:text-properties style:font-name="Khmer OS1"/>
    </style:style>
    <style:style style:name="T3" style:family="text">
      <style:text-properties style:font-name="Khmer OS1" fo:font-size="28pt" style:font-size-asian="28pt"/>
    </style:style>
    <style:style style:name="T4" style:family="text">
      <style:text-properties fo:color="#0000ff" fo:font-size="28pt" style:font-size-asian="28pt"/>
    </style:style>
    <style:style style:name="T5" style:family="text">
      <style:text-properties fo:color="#ff0000" style:font-name="Khmer OS1"/>
    </style:style>
    <style:style style:name="T6" style:family="text">
      <style:text-properties fo:font-size="28pt" style:font-size-asian="28pt"/>
    </style:style>
    <style:style style:name="T7" style:family="text">
      <style:text-properties style:font-name="Lucida Sans Unicode" fo:font-size="28pt" style:font-size-asian="28pt"/>
    </style:style>
    <style:style style:name="T8" style:family="text">
      <style:text-properties style:font-name="Khmer OS" style:font-name-complex="Khmer O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Exercise week3:</text:span></text:p>
      <text:p text:style-name="Standard"><text:span text:style-name="T8"/></text:p>
      <text:p text:style-name="Standard"><text:span text:style-name="T8">Exercise:</text:span><text:span text:style-name="T1">1.</text:span><text:span text:style-name="T2">ដូចម្តេចដែលហៅថា asm ? គេប្រើវាសម្រាប់ធ្វើអ្វី?</text:span></text:p>
      <text:p text:style-name="P1"><text:span text:style-name="T1">2.</text:span><text:span text:style-name="T2">ដូចម្តេចដែលហៅថា (a). Mnemomic, (b).Assembler</text:span></text:p>
      <text:p text:style-name="P1"><text:span text:style-name="T2">(c).Invoke, (d).data type, (e).</text:span><text:span text:style-name="T4"> FPU ?</text:span></text:p>
      <text:p text:style-name="P1"><text:span text:style-name="T5">3.</text:span><text:span text:style-name="T2">ចូរសរសេរប្រូក្រាមដើម្បី :</text:span></text:p>
      <text:p text:style-name="P2"><text:s text:c="3"/>(a). រករឺសសមីកា​ ax + b =0</text:p>
      <text:p text:style-name="P2"><text:s text:c="3"/>(b).រកមធ្យមភាគនៃមុខវិជ្ជា Fundamental, Math, Electronic, English ,C</text:p>
      <text:p text:style-name="P1"><text:span text:style-name="T5">4.</text:span><text:span text:style-name="T2"> ចូរសរសេរប្រូក្រាមដើម្បី :</text:span></text:p>
      <text:p text:style-name="P1"><text:span text:style-name="T2"><text:s text:c="4"/>a.</text:span><text:span text:style-name="T6"> sum=1+3+5+...+2n-1</text:span></text:p>
      <text:p text:style-name="P1"><text:span text:style-name="T7"><text:s text:c="3"/>b.</text:span><text:span text:style-name="T3">រកសីតុហភាព</text:span></text:p>
      <text:p text:style-name="P1"/>
      <text:p text:style-name="P3"><text:soft-page-break/><text:line-break/></text:p>
      <text:p text:style-name="P3">1. asm ជា ភាសារកំរិតទាប១ដោយប្រើ Instructions, Register, Memory(Ram) and អនុគមន៍ឬ Method ដើម្បីសរសេរកូដរបស់ CPU ដោយផ្ទាល់ ។ <text:line-break/>- គេប្រើសំរាប់បង្កើតកម្មវិធីទាក់ទងនឹងដំណើរការផ្នែករឹង, driver, Owner OS, Robotic or smart devices។</text:p>
      <text:p text:style-name="P3"/>
      <text:p text:style-name="P3">2. ដែលហៅថា:</text:p>
      <text:p text:style-name="P3">- Mnemonic:</text:p>
      <text:p text:style-name="P3">- Data Type: dw, dd, dh</text:p>
      <text:p text:style-name="P3">- FPU(Floating-Point Processing): គឺជាការធ្វើប្រមាណវិធីទសភាគដោយប្រើ 80 bit Register and instruction.</text:p>
      <text:p text:style-name="P3">__________________________________</text:p>
      <text:p text:style-name="P8">Date: 25/Jan/2021<text:line-break/>Exercise week4:</text:p>
      <text:p text:style-name="P3"/>
      <text:p text:style-name="P4">Title :</text:p>
      <text:p text:style-name="P4">.586</text:p>
      <text:p text:style-name="P4">.model flat, stdcall</text:p>
      <text:p text:style-name="P4"><text:soft-page-break/>include <text:s text:c="3"/>masm32rt.inc </text:p>
      <text:p text:style-name="P4">Include <text:s text:c="3"/>debug.inc</text:p>
      <text:p text:style-name="P4">Includelib debug.lib</text:p>
      <text:p text:style-name="P4">;____________________________________</text:p>
      <text:p text:style-name="P4">.Data</text:p>
      <text:p text:style-name="P4"><text:s text:c="4"/>sum <text:s text:c="6"/>DW<text:tab/> <text:s/>0 </text:p>
      <text:p text:style-name="P4"><text:s text:c="4"/>n <text:s text:c="6"/>DW<text:tab/> <text:s/>0</text:p>
      <text:p text:style-name="P4">.Code</text:p>
      <text:p text:style-name="P4">start:</text:p>
      <text:p text:style-name="P4"><text:s text:c="6"/>print "Enter n: "</text:p>
      <text:p text:style-name="P4"><text:s text:c="6"/>invoke crt_scanf, chr$("%d"), addr n ; input n</text:p>
      <text:p text:style-name="P4"><text:s text:c="6"/>mov dx, 1 ; dx = 1</text:p>
      <text:p text:style-name="P4"><text:s text:c="6"/>.while(dx &lt;= n) ; loop and conditon (if dx &lt;= n)</text:p>
      <text:p text:style-name="P4"><text:s text:c="6"/><text:tab/>add sum, dx ; sum + dx</text:p>
      <text:p text:style-name="P4"><text:s text:c="6"/><text:tab/>add dx, 2 ; dx +=2</text:p>
      <text:p text:style-name="P4"><text:s text:c="6"/>.endw ; end loop</text:p>
      <text:p text:style-name="P4"><text:s text:c="6"/>invoke crt_printf, chr$("Sum= %d"), sum ; Display sum</text:p>
      <text:p text:style-name="P4"><text:s text:c="6"/>getkey ; Press any key</text:p>
      <text:p text:style-name="P4">Ret<text:tab/> </text:p>
      <text:p text:style-name="P4">end start</text:p>
      <text:p text:style-name="P4"><text:soft-page-break/>;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Khmer OS1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bject_20_with_20_arrow" style:display-name="Object with arrow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ing1" style:family="paragraph" style:parent-style-name="Standard" style:default-outline-level="">
      <style:paragraph-properties fo:margin-top="0.1654in" fo:margin-bottom="0.0827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ing2" style:family="paragraph" style:parent-style-name="Standard" style:default-outline-level="">
      <style:paragraph-properties fo:margin-top="0.1654in" fo:margin-bottom="0.0827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turqu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turqu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turqu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font-name="DejaVu Sans" fo:font-family="'DejaVu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0.6008in"/>
          <style:tab-stop style:position="1.6008in"/>
          <style:tab-stop style:position="2.6008in"/>
          <style:tab-stop style:position="3.6008in"/>
          <style:tab-stop style:position="4.6008in"/>
          <style:tab-stop style:position="5.6008in"/>
          <style:tab-stop style:position="6.6008in"/>
          <style:tab-stop style:position="7.6008in"/>
          <style:tab-stop style:position="8.6008in"/>
          <style:tab-stop style:position="9.6008in"/>
          <style:tab-stop style:position="10.6008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0.3209in"/>
          <style:tab-stop style:position="1.3209in"/>
          <style:tab-stop style:position="2.3209in"/>
          <style:tab-stop style:position="3.3209in"/>
          <style:tab-stop style:position="4.3209in"/>
          <style:tab-stop style:position="5.3209in"/>
          <style:tab-stop style:position="6.3209in"/>
          <style:tab-stop style:position="7.3209in"/>
          <style:tab-stop style:position="8.3209in"/>
          <style:tab-stop style:position="9.3209in"/>
          <style:tab-stop style:position="10.320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0602in"/>
          <style:tab-stop style:position="1.0602in"/>
          <style:tab-stop style:position="2.0602in"/>
          <style:tab-stop style:position="3.0602in"/>
          <style:tab-stop style:position="4.0602in"/>
          <style:tab-stop style:position="5.0602in"/>
          <style:tab-stop style:position="6.0602in"/>
          <style:tab-stop style:position="7.0602in"/>
          <style:tab-stop style:position="8.0602in"/>
          <style:tab-stop style:position="9.0602in"/>
          <style:tab-stop style:position="10.060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DejaVu Sans" fo:font-family="'DejaVu Sans'" style:font-family-generic="roman" style:font-pitch="variable" fo:font-size="41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1pt" style:font-style-asian="normal" style:font-weight-asian="bold" style:font-name-complex="Arial1" style:font-family-complex="Arial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  <style:tab-stop style:position="10.8799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5T11:14:41.298250259</dc:date>
    <meta:editing-duration>PT21M50S</meta:editing-duration>
    <meta:editing-cycles>7</meta:editing-cycles>
    <meta:document-statistic meta:table-count="0" meta:image-count="0" meta:object-count="0" meta:page-count="4" meta:paragraph-count="42" meta:word-count="165" meta:character-count="1227" meta:non-whitespace-character-count="987"/>
  </office:meta>
</office:document-meta>
</file>